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1">
      <style:paragraph-properties fo:text-align="end" style:justify-single-word="false">
        <style:tab-stops>
          <style:tab-stop style:position="8.001cm" style:type="center"/>
          <style:tab-stop style:position="16.002cm" style:type="right"/>
        </style:tab-stops>
      </style:paragraph-properties>
    </style:style>
    <style:style style:name="P2" style:family="paragraph" style:parent-style-name="Normal1">
      <style:paragraph-properties fo:margin-left="0cm" fo:margin-right="0.002cm" fo:text-indent="0cm" style:auto-text-indent="false"/>
    </style:style>
    <style:style style:name="P3" style:family="paragraph" style:parent-style-name="Normal1">
      <style:paragraph-properties fo:margin-left="0cm" fo:margin-right="0.002cm" fo:text-indent="0cm"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tyle-complex="italic"/>
    </style:style>
    <style:style style:name="P4" style:family="paragraph" style:parent-style-name="Normal1">
      <style:paragraph-properties fo:margin-left="0cm" fo:margin-right="0.002cm" fo:text-align="center" style:justify-single-word="false" fo:text-indent="0cm" style:auto-text-indent="false"/>
      <style:text-properties style:font-name="Times New Roman" fo:font-size="12pt" fo:font-style="italic" style:font-size-asian="12pt" style:font-style-asian="italic" style:font-name-complex="Times New Roman1" style:font-size-complex="12pt"/>
    </style:style>
    <style:style style:name="P5" style:family="paragraph" style:parent-style-name="Normal1" style:master-page-name="Standard">
      <style:paragraph-properties fo:margin-left="0cm" fo:margin-right="0.002cm" fo:text-indent="0cm" style:auto-text-indent="false" style:page-number="auto"/>
    </style:style>
    <style:style style:name="P6" style:family="paragraph" style:parent-style-name="Normal1">
      <style:paragraph-properties fo:margin-left="0cm" fo:margin-right="0.741cm" fo:text-indent="0cm" style:auto-text-indent="false"/>
    </style:style>
    <style:style style:name="P7" style:family="paragraph" style:parent-style-name="Normal1">
      <style:paragraph-properties fo:margin-left="0cm" fo:margin-right="0.741cm" fo:text-align="center" style:justify-single-word="false" fo:text-indent="0cm" style:auto-text-indent="false"/>
    </style:style>
    <style:style style:name="P8" style:family="paragraph" style:parent-style-name="Normal1">
      <style:paragraph-properties fo:margin-left="0cm" fo:margin-right="0.741cm" fo:text-align="center" style:justify-single-word="false" fo:text-indent="0cm" style:auto-text-indent="false"/>
      <style:text-properties style:font-name="Times New Roman" fo:font-size="12pt" fo:font-style="italic" style:font-name-asian="Times New Roman1" style:font-size-asian="12pt" style:font-style-asian="italic" style:font-name-complex="Times New Roman1"/>
    </style:style>
    <style:style style:name="P9" style:family="paragraph" style:parent-style-name="Normal1">
      <style:paragraph-properties fo:margin-left="0cm" fo:margin-right="0cm" fo:text-align="center" style:justify-single-word="false" fo:text-indent="1cm" style:auto-text-indent="false"/>
    </style:style>
    <style:style style:name="T1" style:family="text">
      <style:text-properties style:font-name="Times New Roman" fo:font-size="12pt" style:font-name-asian="Times New Roman1" style:font-size-asian="12pt" style:font-name-complex="Times New Roman1"/>
    </style:style>
    <style:style style:name="T2" style:family="text">
      <style:text-properties style:font-name="Times New Roman" fo:font-size="12pt" style:font-name-asian="Times New Roman1" style:font-size-asian="12pt" style:font-name-complex="Times New Roman1" style:font-style-complex="italic"/>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style>
    <style:style style:name="T6" style:family="text">
      <style:text-properties style:font-name="Times New Roman" fo:font-size="12pt" fo:font-style="italic" style:font-name-asian="Times New Roman1" style:font-size-asian="12pt" style:font-style-asian="italic" style:font-name-complex="Times New Roman1" style:font-style-complex="italic" style:font-weight-complex="bold"/>
    </style:style>
    <style:style style:name="T7" style:family="text">
      <style:text-properties style:font-name="Times New Roman" fo:font-size="12pt" fo:font-style="italic" fo:font-weight="bold" style:font-name-asian="Times New Roman1" style:font-size-asian="12pt" style:font-style-asian="italic" style:font-weight-asian="bold" style:font-name-complex="Times New Roman1" style:font-weight-complex="bold"/>
    </style:style>
    <style:style style:name="T8" style:family="text">
      <style:text-properties style:text-position="super 58%" style:font-name="Times New Roman" fo:font-size="12pt" style:font-name-asian="Times New Roman1" style:font-size-asian="12pt" style:font-name-complex="Times New Roman1"/>
    </style:style>
    <style:style style:name="T9" style:family="text">
      <style:text-properties fo:color="#0000ff" fo:font-size="10pt" style:text-underline-style="solid" style:text-underline-width="auto" style:text-underline-color="font-color"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Dojo Seine Zen – Philippe Reiryu</text:span></text:p>
      <text:p text:style-name="P2"><text:span text:style-name="T4">Vendredi 2 juin</text:span><text:span text:style-name="T3"> 2016 – Zazen de 7 heures </text:span></text:p>
      <text:p text:style-name="P2"><text:span text:style-name="T3">Prise de notes : Denis Crozet</text:span></text:p>
      <text:p text:style-name="P2"><text:span text:style-name="T6">Kusen adapté pour l’écrit</text:span></text:p>
      <text:p text:style-name="P3"/>
      <text:p text:style-name="P4"/>
      <text:p text:style-name="P7"><text:span text:style-name="T7">À quoi bon enseigner ?</text:span></text:p>
      <text:p text:style-name="P8"><text:bookmark text:name="_GoBack"/></text:p>
      <text:p text:style-name="P6"><text:span text:style-name="T2">[Le kyosaku sonne la cloche pour indiquer le début de zazen, en tapant sur un bol en plexiglas.]</text:span></text:p>
      <text:p text:style-name="P6"><text:span text:style-name="T1">Comme vous avez pu le constater, il n’y a pas de cloche aujourd’hui. Il n’y a qu’un bol, sur lequel on tape. Il n’y a pas d’autel, non plus. Et le godo n’a pas de </text:span><text:span text:style-name="T5">kotsu</text:span><text:span text:style-name="T1"> ni d’horloge. Ainsi ce n’est pas sûr que le zazen dure seulement une petite heure ; la même chose était arrivée à l’époque de Deshimaru et le zazen avait duré deux heures : pour lui, cela n’était pas tellement important que ses disciples soient à l’heure pour le travail.</text:span></text:p>
      <text:p text:style-name="P6"><text:span text:style-name="T1">J’ai réprimandé en kusen une ancienne nonne qui est venue en retard pour le zazen de 7 heures il y a quelques jours. J’ai dit qu’il n’y avait pas d’excuse, et qu’on ne devait pas être attentif seulement au réveil, mais </text:span><text:span text:style-name="T5">avant</text:span><text:span text:style-name="T1"> le réveil. Alors à quoi bon réprimander puisque la personne responsable qui a la clé, le kyosakuman, est arrivé en retard et qu’on a même plus d’autel ?</text:span></text:p>
      <text:p text:style-name="P6"><text:span text:style-name="T2">[Un téléphone portable se met à sonner dans le vestiaire.]</text:span></text:p>
      <text:p text:style-name="P6"><text:span text:style-name="T1">Chacun a sa responsabilité, chacun doit éteindre son téléphone portable pendant zazen. Tout le monde a un portable, on doit s’en servir pour téléphoner, pour prévenir quand on est en retard et, ainsi, permettre la mise en place de l’autel. Mais vous ne le faites pas ! Vous ne l’éteignez pas et il sonne pendant le zazen. Vous avez déjà entendu le mien sonner ? Jamais. Apparemment je perds mon temps, et le vôtre aussi, à vous donner un enseignement sur le dharma ; surtout si je n’arrive pas à vous donner l’exemple d’être à l’heure : cela fait 40 ans que je suis à l’heure. Depuis que les portables existent, le mien est toujours éteint pendant zazen. Voilà, c’est tout l’enseignement que je peux donner car, si vous ne possédez pas cette base, toute autre chose est inutile.</text:span></text:p>
      <text:p text:style-name="P6"><text:span text:style-name="T1">Il y a également la question des vacances. Là, aujourd’hui, c’est le</text:span><text:span text:style-name="T8"> </text:span><text:span text:style-name="T1">premier jour depuis toutes ces vacances, congés et ponts, que le dojo redevient normal. Il aura fallu un mois ! Vous aviez tous l’air matraqués. On me l’explique : les vacances, ça fatigue. Ça va sans dire.</text:span></text:p>
      <text:p text:style-name="P6"><text:span text:style-name="T1">Les vacances sont faites pour faire encore plus zazen et pas moins, et sûrement pas pour partir avec la foule. Si vous vous mêlez à la foule qu’est-ce qui se passe ? Dans les embouteillages, les queues sans fin, l’intelligence diminue, et vous revenez à la maison avec seulement un quart du cerveau en état de marche.</text:span></text:p>
      <text:p text:style-name="P6"><text:span text:style-name="T1">Le dojo continue à être vide, puis 2, 3 personnes reviennent puis 4 ou 5. Aujourd’hui, c’est normal, on est une vingtaine. Quoi qu’il en soit il ne faut pas être en retard, surtout ceux qui ont des responsabilités. C’est tellement évident : il ne faut pas amener l’influence de la société dans le zen, dans le dharma, mais faire l’inverse. En septembre, sur le chemin du dojo, je vois les joggers et les joggeuses qui vont au galop, me dépassent, regardent leurs gadgets pendant qu’ils courent pour savoir s’ils respirent bien, si le sang circule comme il faut ; puis fin septembre, tout ça c’est fini. Il n’y a plus personne, ils sont toujours au lit ou déjà au travail.</text:span></text:p>
      <text:p text:style-name="P6"><text:span text:style-name="T1">Dans certains boulots, le patron les oblige à pratiquer la méditation pour le rendement, pour qu’ils fassent plus d’argent… Alors tout le monde y va, pour « faire » la méditation de la pleine conscience… Société d'imbéciles. Et en juin, ça commence à recourir ; je les vois, j’en reconnais certains, ils recommencent à courir pour avoir la ligne pour les vacances. Cerveaux de moineaux. Il ne faut pas amener ça dans le dojo – mais corriger ça dans le monde et, ainsi, changer le monde. Soyez exacts quand vous venez ici au dojo, genoux en appui par terre, la </text:span><text:soft-page-break/><text:span text:style-name="T1">colonne vertébrale droite, ni bonnes ni mauvaises pensées, rien de particulier. Ça, ça changera la société et le monde.</text:span></text:p>
      <text:p text:style-name="P6"><text:span text:style-name="T1">Puisqu’il n’y a pas d’autel, il n’y avait pas de </text:span><text:span text:style-name="T5">kyosaku</text:span><text:span text:style-name="T1">, et ainsi pas de </text:span><text:span text:style-name="T5">chukai</text:span><text:span text:style-name="T1">. Aussi, puisqu’il n’y a pas de cloche ni de </text:span><text:span text:style-name="T5">mokugyo</text:span><text:span text:style-name="T1">, il n’y aura pas de cérémonie. Seulement le </text:span><text:span text:style-name="T5">Dai sai gedda puku</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fo:color="#000000" fo:font-size="11pt" fo:language="fr" fo:country="FR" style:letter-kerning="true" style:font-size-asian="11pt" style:language-asian="fr" style:country-asian="FR" style:font-size-complex="10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page"/>
      <style:text-properties fo:color="#000000" style:font-name="Calibri" fo:font-size="11pt" fo:language="fr" fo:country="FR" style:letter-kerning="true" style:font-name-asian="Calibri1" style:font-size-asian="11pt" style:language-asian="fr" style:country-asian="FR"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847cm" fo:margin-bottom="0.212cm" fo:keep-together="always" fo:keep-with-next="always"/>
      <style:text-properties fo:font-size="24pt" fo:font-weight="bold" style:font-size-asian="24pt" style:font-weight-asian="bold"/>
    </style:style>
    <style:style style:name="Heading_20_2" style:display-name="Heading 2" style:family="paragraph" style:next-style-name="Text_20_body" style:default-outline-level="2" style:class="text">
      <style:paragraph-properties fo:margin-top="0.635cm" fo:margin-bottom="0.141cm" fo:keep-together="always" fo:keep-with-next="always"/>
      <style:text-properties fo:font-size="18pt" fo:font-weight="bold" style:font-size-asian="18pt" style:font-weight-asian="bold"/>
    </style:style>
    <style:style style:name="Heading_20_3" style:display-name="Heading 3" style:family="paragraph" style:next-style-name="Text_20_body" style:default-outline-level="3" style:class="text">
      <style:paragraph-properties fo:margin-top="0.494cm" fo:margin-bottom="0.141cm" fo:keep-together="always" fo:keep-with-next="always"/>
      <style:text-properties fo:font-size="14pt" fo:font-weight="bold" style:font-size-asian="14pt" style:font-weight-asian="bold"/>
    </style:style>
    <style:style style:name="Heading_20_4" style:display-name="Heading 4" style:family="paragraph" style:next-style-name="Text_20_body" style:default-outline-level="4" style:class="text">
      <style:paragraph-properties fo:margin-top="0.423cm" fo:margin-bottom="0.071cm" fo:keep-together="always" fo:keep-with-next="always"/>
      <style:text-properties fo:font-size="12pt" fo:font-weight="bold" style:font-size-asian="12pt" style:font-weight-asian="bold"/>
    </style:style>
    <style:style style:name="Heading_20_5" style:display-name="Heading 5" style:family="paragraph" style:next-style-name="Text_20_body" style:default-outline-level="5"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18pt" style:font-weight-complex="bold"/>
    </style:style>
    <style:style style:name="Subtitle" style:family="paragraph" style:parent-style-name="Normal1"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14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footnote_20_text" style:display-name="footnote text" style:family="paragraph" style:parent-style-name="Standard" style:default-outline-level="" style:list-style-name="">
      <style:text-properties fo:font-size="12pt" style:font-size-asian="12pt" style:font-size-complex="12pt"/>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annotation_20_text" style:display-name="annotation text" style:family="paragraph" style:parent-style-name="Standard" style:default-outline-level="" style:list-style-name="">
      <style:text-properties fo:font-size="10pt" style:font-size-asian="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Lucida Grande" fo:font-size="9pt" style:font-size-asian="9pt" style:font-name-complex="Lucida Grande1" style:font-size-complex="9pt"/>
    </style:style>
    <style:style style:name="Note_20_de_20_bas_20_de_20_page_20_Car" style:display-name="Note de bas de page C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style>
    <style:style style:name="Objet_20_du_20_commentaire_20_Car" style:display-name="Objet du commentaire Car" style:family="text" style:parent-style-name="Commentaire_20_Car">
      <style:text-properties fo:font-size="10pt" fo:font-weight="bold" style:font-size-asian="10pt"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1">
      <style:paragraph-properties fo:text-align="end" style:justify-single-word="false">
        <style:tab-stops>
          <style:tab-stop style:position="8.001cm" style:type="center"/>
          <style:tab-stop style:position="16.002cm" style:type="right"/>
        </style:tab-stops>
      </style:paragraph-properties>
    </style:style>
    <style:style style:name="MP2" style:family="paragraph" style:parent-style-name="Normal1">
      <style:paragraph-properties fo:margin-left="0cm" fo:margin-right="0cm" fo:text-align="center" style:justify-single-word="false" fo:text-indent="1cm" style:auto-text-indent="false"/>
    </style:style>
    <style:style style:name="MT1" style:family="text">
      <style:text-properties fo:color="#0000ff" fo:font-size="10pt" style:text-underline-style="solid" style:text-underline-width="auto" style:text-underline-color="font-color" style:font-size-asian="10pt"/>
    </style:style>
    <style:page-layout style:name="Mpm1">
      <style:page-layout-properties fo:page-width="21.001cm" fo:page-height="29.7cm" style:num-format="1" style:print-orientation="portrait" fo:margin-top="2.499cm" fo:margin-bottom="1.27cm" fo:margin-left="2.499cm" fo:margin-right="1.498cm" style:writing-mode="lr-tb" style:layout-grid-color="#c0c0c0" style:layout-grid-lines="2593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footer>
        <text:p text:style-name="MP1">Page <text:page-number text:select-page="current">2</text:page-number> sur <text:page-count>2</text:page-count></text:p>
        <text:p text:style-name="MP2"><text:a xlink:type="simple" xlink:href="http://www.zen-road.org" text:style-name="Internet_20_link" text:visited-style-name="Visited_20_Internet_20_Link"><text:span text:style-name="MT1">www.zen-road.org</text:span></text:a></text:p>
        <text:p text:style-name="MP2"><text:a xlink:type="simple" xlink:href="http://www.seinezen-paris.org" text:style-name="Internet_20_link" text:visited-style-name="Visited_20_Internet_20_Link"><text:span text:style-name="MT1">www.seinezen-paris.org</text:span></text:a></text:p>
        <text:p text:style-name="MP2"><text:a xlink:type="simple" xlink:href="mailto:contact@seinezen-paris.org" text:style-name="Internet_20_link" text:visited-style-name="Visited_20_Internet_20_Link"><text:span text:style-name="MT1">contact@seinezen-paris.org</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is CROZET</meta:initial-creator>
    <dc:creator>mcourcy</dc:creator>
    <meta:editing-cycles>2</meta:editing-cycles>
    <meta:print-date>2016-05-26T12:48:00</meta:print-date>
    <meta:creation-date>2016-07-01T18:42:00</meta:creation-date>
    <dc:date>2016-07-01T18:42:00</dc:date>
    <meta:editing-duration>P0D</meta:editing-duration>
    <meta:generator>OpenOffice/4.1.0$Win32 OpenOffice.org_project/410m18$Build-9764</meta:generator>
    <meta:document-statistic meta:table-count="0" meta:image-count="0" meta:object-count="0" meta:page-count="2" meta:paragraph-count="19" meta:word-count="743" meta:character-count="4112"/>
    <meta:user-defined meta:name="AppVersion">12.0000</meta:user-defined>
    <meta:user-defined meta:name="Company">Crozet Lequeux Avocat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